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1f2392" officeooo:paragraph-rsid="001f2392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officeooo:rsid="001eb24b" officeooo:paragraph-rsid="001eb24b" style:font-size-asian="18pt" style:font-weight-asian="bold" style:font-name-complex="Nazli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officeooo:rsid="001ffdc2" officeooo:paragraph-rsid="001ffdc2" style:font-size-asian="18pt" style:font-weight-asian="bold" style:font-name-complex="Nazli" style:font-size-complex="1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1f2392" officeooo:paragraph-rsid="001f2392" style:font-name-complex="Nazli"/>
    </style:style>
    <style:style style:name="P5" style:family="paragraph" style:parent-style-name="Table_20_Contents">
      <style:paragraph-properties fo:text-align="end" style:justify-single-word="false"/>
      <style:text-properties officeooo:rsid="001eb24b" officeooo:paragraph-rsid="001eb24b" style:font-name-complex="Nazli"/>
    </style:style>
    <style:style style:name="P6" style:family="paragraph" style:parent-style-name="Table_20_Contents">
      <style:paragraph-properties fo:text-align="end" style:justify-single-word="false"/>
      <style:text-properties officeooo:rsid="001ffdc2" officeooo:paragraph-rsid="001ffdc2" style:font-name-complex="Nazl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نام مورد کابردی</text:p>
          </table:table-cell>
          <table:table-cell table:style-name="Table1.A1" office:value-type="string">
            <text:p text:style-name="P2">تعریف</text:p>
          </table:table-cell>
          <table:table-cell table:style-name="Table1.C1" office:value-type="string">
            <text:p text:style-name="P2">بازیگران و نقش‌ها</text:p>
          </table:table-cell>
        </table:table-row>
        <table:table-row>
          <table:table-cell table:style-name="Table1.A2" office:value-type="string">
            <text:p text:style-name="P6">ثبت نام</text:p>
          </table:table-cell>
          <table:table-cell table:style-name="Table1.A2" office:value-type="string">
            <text:p text:style-name="P4">در این مورد کاربردی یک کاربر با وارد کردن اطلاعات مورد نیاز در سامانه ثبت نام می‌شود.</text:p>
          </table:table-cell>
          <table:table-cell table:style-name="Table1.C2" office:value-type="string">
            <text:p text:style-name="P4">کاربر عام</text:p>
          </table:table-cell>
        </table:table-row>
        <table:table-row>
          <table:table-cell table:style-name="Table1.A2" office:value-type="string">
            <text:p text:style-name="P6">ارتباط با مدیر</text:p>
          </table:table-cell>
          <table:table-cell table:style-name="Table1.A2" office:value-type="string">
            <text:p text:style-name="P4">در این بخش یک کاربر می‌تواند پیامی را برای مدیریت سایت ارسال کند.</text:p>
          </table:table-cell>
          <table:table-cell table:style-name="Table1.C2" office:value-type="string">
            <text:p text:style-name="P4">کاربر عام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3:59:16.799631581</meta:creation-date>
    <dc:date>2018-04-29T14:04:35.574968249</dc:date>
    <meta:editing-duration>PT5M2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46" meta:character-count="223" meta:non-whitespace-character-count="186"/>
  </office:meta>
</office:document-meta>
</file>